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40455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מרכז יום לקשיש רמת אליהו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תורה ועבודה 42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8"/>9416194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שאול כהן <text:s text:c="4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משמאל לדלת כניסה ראשית חיצוני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<text:s/>בסמוך לכניסה ל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עלי לברן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839821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ואל כהן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8242560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מערכת גז גפ"מ למטבח, מכלים בצד המערבי החיצוני של המבנה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אוכלוסייה במבנה מבוגרים תשושי נפש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9:02:00</meta:creation-date>
    <dc:creator>מיכאל נפתלייב</dc:creator>
    <dc:date>2013-08-15T09:02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49" meta:word-count="140" meta:character-count="1248"/>
    <meta:generator>OpenOffice/4.0.1$Win32 OpenOffice.org_project/401m5$Build-9714</meta:generator>
  </office:meta>
</office:document-meta>
</file>